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025cm" draw:marker-end-width="0.025cm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025cm" draw:marker-end-width="0.025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fill-color="#ffffff"/>
    </style:style>
    <style:style style:name="gr4" style:family="graphic" style:parent-style-name="standard">
      <style:graphic-properties svg:stroke-width="0.025cm" draw:marker-start-width="0.025cm" draw:marker-end="Arrow" draw:marker-end-width="0.025cm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4pt" style:font-size-complex="14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4cm" svg:height="1.082cm" svg:x="3.917cm" svg:y="1.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6.529cm" svg:height="1.661cm" svg:x="2.216cm" svg:y="3.902cm">
          <text:p text:style-name="P1"><text:span text:style-name="T1">tar xf </text:span></text:p>
          <text:p text:style-name="P1"><text:span text:style-name="T1">xpc-suite-&lt;version&gt;.tar.bz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078cm" svg:height="1.27cm" svg:x="12.94cm" svg:y="7.35cm">
          <text:p text:style-name="P1"><text:span text:style-name="T1">./bootstrap --intl-b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3" draw:text-style-name="P3" draw:layer="layout" svg:width="5.329cm" svg:height="4.907cm" svg:x="15.261cm" svg:y="1cm">
          <text:p text:style-name="P1"><text:span text:style-name="T2">I18n lifecycle</text:span></text:p>
          <text:p><text:span text:style-name="T3"/></text:p>
          <text:p><text:span text:style-name="T3">Dev dependencies:</text:span></text:p>
          <text:p><text:span text:style-name="T3"><text:s text:c="3"/></text:span><text:span text:style-name="T3">autoconf-archive</text:span></text:p>
          <text:p><text:span text:style-name="T3"><text:s text:c="3"/></text:span><text:span text:style-name="T3">gettext</text:span></text:p>
          <text:p><text:span text:style-name="T3"/></text:p>
        </draw:rect>
        <draw:custom-shape draw:style-name="gr1" draw:text-style-name="P2" draw:layer="layout" svg:width="4.953cm" svg:height="1.194cm" svg:x="2.905cm" svg:y="6.334cm">
          <text:p text:style-name="P1"><text:span text:style-name="T1">./bootstr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826cm" svg:height="1.194cm" svg:x="2.905cm" svg:y="8.442cm">
          <text:p text:style-name="P1"><text:span text:style-name="T1">./bootstrap-po –b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953cm" svg:height="1.194cm" svg:x="12.684cm" svg:y="11.109cm">
          <text:p text:style-name="P1"><text:span text:style-name="T1">./config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953cm" svg:height="1.194cm" svg:x="2.778cm" svg:y="11.033cm">
          <text:p text:style-name="P1"><text:span text:style-name="T1">./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1" draw:id="id1" draw:layer="layout" svg:width="1.992cm" svg:height="0.881cm" svg:x="9.496cm" svg:y="1.049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xml:id="id2" draw:id="id2" draw:layer="layout" svg:width="3.286cm" svg:height="1.171cm" svg:x="8.849cm" svg:y="2.918cm">
          <text:p text:style-name="P1"><text:span text:style-name="T4">Original</text:span></text:p>
          <text:p text:style-name="P1"><text:span text:style-name="T4">C Source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3" draw:id="id3" draw:layer="layout" svg:width="2.646cm" svg:height="0.948cm" svg:x="9.169cm" svg:y="5.109cm">
          <text:p text:style-name="P1"><text:span text:style-name="T1">Prepar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4" draw:id="id4" draw:layer="layout" svg:width="3.367cm" svg:height="1.248cm" svg:x="8.809cm" svg:y="7.267cm">
          <text:p text:style-name="P1"><text:span text:style-name="T4">_(“marked”)</text:span></text:p>
          <text:p text:style-name="P1"><text:span text:style-name="T4"><text:s/></text:span><text:span text:style-name="T4">C Source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xml:id="id9" draw:id="id9" draw:layer="layout" svg:width="2.247cm" svg:height="1.377cm" svg:x="16.133cm" svg:y="7.104cm">
          <text:p text:style-name="P1"><text:span text:style-name="T5">Gettext</text:span></text:p>
          <text:p text:style-name="P1"><text:span text:style-name="T5">libr</text:span><text:span text:style-name="T1">ary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" draw:id="id5" draw:layer="layout" svg:width="2.062cm" svg:height="0.951cm" svg:x="9.461cm" svg:y="9.7cm">
          <text:p text:style-name="P1"><text:span text:style-name="T1">mak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6" draw:id="id6" draw:layer="layout" svg:width="2.247cm" svg:height="1.377cm" svg:x="3.485cm" svg:y="7.203cm">
          <text:p text:style-name="P1"><text:span text:style-name="T5">xgettext(1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3" draw:text-style-name="P3" draw:layer="layout" svg:width="15.906cm" svg:height="0.808cm" svg:x="3.083cm" svg:y="26.046cm">
          <text:p text:style-name="P1"><text:span text:style-name="T2">http://www.gnu.org/software/gettext/manual/gettext.html#Introduction</text:span></text:p>
          <text:p><text:span text:style-name="T3"/></text:p>
        </draw:rect>
        <draw:custom-shape draw:style-name="gr4" draw:text-style-name="P4" xml:id="id7" draw:id="id7" draw:layer="layout" svg:width="3.356cm" svg:height="0.883cm" svg:x="2.93cm" svg:y="9.809cm">
          <text:p text:style-name="P1"><text:span text:style-name="T4">PACKAGE.po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8" draw:id="id8" draw:layer="layout" svg:width="2.646cm" svg:height="0.948cm" svg:x="3.285cm" svg:y="11.92cm">
          <text:p text:style-name="P1"><text:span text:style-name="T1">msgmer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492cm" svg:y1="1.93cm" svg:x2="10.492cm" svg:y2="2.918cm" draw:start-shape="id1" draw:start-glue-point="6" draw:end-shape="id2" draw:end-glue-point="4" svg:d="m10492 1930v988">
          <text:p/>
        </draw:connector>
        <draw:connector draw:style-name="gr5" draw:text-style-name="P1" draw:layer="layout" svg:x1="10.492cm" svg:y1="4.02cm" svg:x2="10.492cm" svg:y2="5.109cm" draw:start-shape="id2" draw:start-glue-point="6" draw:end-shape="id3" draw:end-glue-point="4" svg:d="m10492 4020v1089">
          <text:p/>
        </draw:connector>
        <draw:connector draw:style-name="gr5" draw:text-style-name="P1" draw:layer="layout" svg:x1="10.492cm" svg:y1="6.057cm" svg:x2="10.492cm" svg:y2="7.267cm" draw:start-shape="id3" draw:start-glue-point="6" draw:end-shape="id4" draw:end-glue-point="0" svg:d="m10492 6057v1210">
          <text:p/>
        </draw:connector>
        <draw:connector draw:style-name="gr5" draw:text-style-name="P1" draw:layer="layout" svg:x1="10.492cm" svg:y1="8.441cm" svg:x2="10.492cm" svg:y2="9.7cm" draw:start-shape="id4" draw:start-glue-point="6" draw:end-shape="id5" draw:end-glue-point="0" svg:d="m10492 8441v1259">
          <text:p/>
        </draw:connector>
        <draw:connector draw:style-name="gr5" draw:text-style-name="P1" draw:layer="layout" svg:x1="8.809cm" svg:y1="7.891cm" svg:x2="5.732cm" svg:y2="7.892cm" draw:start-shape="id4" draw:start-glue-point="5" draw:end-shape="id6" draw:end-glue-point="7" svg:d="m8809 7891h-1539v1h-1538">
          <text:p/>
        </draw:connector>
        <draw:connector draw:style-name="gr5" draw:text-style-name="P1" draw:layer="layout" svg:x1="4.608cm" svg:y1="8.58cm" svg:x2="4.608cm" svg:y2="9.809cm" draw:start-shape="id6" draw:end-shape="id7" svg:d="m4608 8580v1229">
          <text:p/>
        </draw:connector>
        <draw:connector draw:style-name="gr5" draw:text-style-name="P1" draw:layer="layout" svg:x1="4.608cm" svg:y1="10.64cm" svg:x2="4.608cm" svg:y2="11.92cm" draw:start-shape="id7" draw:start-glue-point="6" draw:end-shape="id8" draw:end-glue-point="0" svg:d="m4608 10640v1280">
          <text:p/>
        </draw:connector>
        <draw:connector draw:style-name="gr5" draw:text-style-name="P1" draw:layer="layout" svg:x1="17.257cm" svg:y1="8.481cm" svg:x2="11.523cm" svg:y2="10.175cm" draw:start-shape="id9" draw:start-glue-point="6" draw:end-shape="id5" draw:end-glue-point="7" svg:d="m17257 8481v1694h-5734">
          <text:p/>
        </draw:connector>
        <draw:custom-shape draw:style-name="gr4" draw:text-style-name="P2" xml:id="id11" draw:id="id11" draw:layer="layout" svg:width="3.926cm" svg:height="1.27cm" svg:x="2.645cm" svg:y="16.208cm">
          <text:p text:style-name="P1"><text:span text:style-name="T1">PO editor/ </text:span></text:p>
          <text:p text:style-name="P1"><text:span text:style-name="T1">PO Compendi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0" draw:id="id10" draw:layer="layout" svg:width="3.356cm" svg:height="0.883cm" svg:x="2.93cm" svg:y="14.097cm">
          <text:p text:style-name="P1"><text:span text:style-name="T4">LANG.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4.608cm" svg:y1="12.868cm" svg:x2="4.608cm" svg:y2="14.097cm" draw:start-shape="id8" draw:end-shape="id10" draw:end-glue-point="0" svg:d="m4608 12868v1229">
          <text:p/>
        </draw:connector>
        <draw:custom-shape draw:style-name="gr4" draw:text-style-name="P4" xml:id="id12" draw:id="id12" draw:layer="layout" svg:width="3.356cm" svg:height="0.883cm" svg:x="2.93cm" svg:y="18.707cm">
          <text:p text:style-name="P1"><text:span text:style-name="T4">New LANG.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4.608cm" svg:y1="14.928cm" svg:x2="4.608cm" svg:y2="16.208cm" draw:start-shape="id10" draw:start-glue-point="6" draw:end-shape="id11" draw:end-glue-point="0" svg:d="m4608 14928v1280">
          <text:p/>
        </draw:connector>
        <draw:connector draw:style-name="gr5" draw:text-style-name="P1" draw:layer="layout" svg:x1="4.608cm" svg:y1="17.478cm" svg:x2="4.608cm" svg:y2="18.707cm" draw:start-shape="id11" draw:start-glue-point="6" draw:end-shape="id12" draw:end-glue-point="4" svg:d="m4608 17478v1229">
          <text:p/>
        </draw:connector>
        <draw:custom-shape draw:style-name="gr4" draw:text-style-name="P2" xml:id="id13" draw:id="id13" draw:layer="layout" svg:width="2.646cm" svg:height="0.948cm" svg:x="3.285cm" svg:y="20.873cm">
          <text:p text:style-name="P1"><text:span text:style-name="T1">msgfm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4.608cm" svg:y1="19.538cm" svg:x2="4.608cm" svg:y2="20.873cm" draw:start-shape="id12" draw:start-glue-point="6" draw:end-shape="id13" svg:d="m4608 19538v1335">
          <text:p/>
        </draw:connector>
        <draw:connector draw:style-name="gr5" draw:text-style-name="P1" draw:layer="layout" draw:line-skew="-1.311cm" svg:x1="2.93cm" svg:y1="19.149cm" svg:x2="3.285cm" svg:y2="12.394cm" draw:start-shape="id12" draw:start-glue-point="5" draw:end-shape="id8" svg:d="m2930 19149h-1824v-6755h2179">
          <text:p/>
        </draw:connector>
        <draw:custom-shape draw:style-name="gr4" draw:text-style-name="P4" xml:id="id14" draw:id="id14" draw:layer="layout" svg:width="3.356cm" svg:height="0.883cm" svg:x="2.93cm" svg:y="23.006cm">
          <text:p text:style-name="P1"><text:span text:style-name="T4">LANG.gm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17" draw:id="id17" draw:layer="layout" svg:width="2.646cm" svg:height="0.948cm" svg:x="9.169cm" svg:y="18.805cm">
          <text:p text:style-name="P1"><text:span text:style-name="T1">inst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2.646cm" svg:height="0.948cm" svg:x="9.169cm" svg:y="22.973cm">
          <text:p text:style-name="P1"><text:span text:style-name="T1">inst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6" draw:id="id16" draw:layer="layout" svg:width="5.388cm" svg:height="1.27cm" svg:x="14.562cm" svg:y="22.812cm">
          <text:p text:style-name="P1"><text:span text:style-name="T4">/.../LANG/PACKAGE.m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xml:id="id18" draw:id="id18" draw:layer="layout" svg:width="5.588cm" svg:height="1.27cm" svg:x="14.462cm" svg:y="18.644cm">
          <text:p text:style-name="P1"><text:span text:style-name="T4">/.../bin/PROGRAM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4.608cm" svg:y1="21.821cm" svg:x2="4.608cm" svg:y2="23.006cm" draw:start-shape="id13" draw:start-glue-point="6" draw:end-shape="id14" draw:end-glue-point="0" svg:d="m4608 21821v1185">
          <text:p/>
        </draw:connector>
        <draw:connector draw:style-name="gr5" draw:text-style-name="P1" draw:layer="layout" svg:x1="11.815cm" svg:y1="23.447cm" svg:x2="14.562cm" svg:y2="23.447cm" draw:start-shape="id15" draw:start-glue-point="7" draw:end-shape="id16" draw:end-glue-point="5" svg:d="m11815 23447h2747">
          <text:p/>
        </draw:connector>
        <draw:connector draw:style-name="gr5" draw:text-style-name="P1" draw:layer="layout" svg:x1="11.815cm" svg:y1="19.279cm" svg:x2="14.462cm" svg:y2="19.279cm" draw:start-shape="id17" draw:start-glue-point="7" draw:end-shape="id18" svg:d="m11815 19279h2647">
          <text:p/>
        </draw:connector>
        <draw:connector draw:style-name="gr5" draw:text-style-name="P1" draw:layer="layout" svg:x1="6.286cm" svg:y1="23.448cm" svg:x2="9.169cm" svg:y2="23.447cm" draw:start-shape="id14" draw:start-glue-point="7" draw:end-shape="id15" svg:d="m6286 23448h1442v-1h1441">
          <text:p/>
        </draw:connector>
        <draw:connector draw:style-name="gr5" draw:text-style-name="P1" draw:layer="layout" svg:x1="10.492cm" svg:y1="10.651cm" svg:x2="10.492cm" svg:y2="18.805cm" draw:start-shape="id5" draw:start-glue-point="6" draw:end-shape="id17" draw:end-glue-point="4" svg:d="m10492 10651v8154">
          <text:p/>
        </draw:connector>
      </draw:page>
      <draw:page draw:name="page3" draw:style-name="dp1" draw:master-page-name="Default">
        <draw:custom-shape draw:style-name="gr1" draw:text-style-name="P2" xml:id="id19" draw:id="id19" draw:layer="layout" svg:width="1.992cm" svg:height="0.881cm" svg:x="9.496cm" svg:y="1.049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xml:id="id20" draw:id="id20" draw:layer="layout" svg:width="6.731cm" svg:height="1.501cm" svg:x="7.112cm" svg:y="3.055cm">
          <text:p text:style-name="P1"><text:span text:style-name="T1">cp contrib/po/Makefile.am.fresh .</text:span></text:p>
          <text:p text:style-name="P1"><text:span text:style-name="T1">cp contrib/po/configure.ac.fresh 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367cm" svg:height="1.248cm" svg:x="2.651cm" svg:y="5.594cm">
          <text:p text:style-name="P1"><text:span text:style-name="T4">_(“marked”)</text:span></text:p>
          <text:p text:style-name="P1"><text:span text:style-name="T4"><text:s/></text:span><text:span text:style-name="T4">C Source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xml:id="id22" draw:id="id22" draw:layer="layout" svg:width="2.247cm" svg:height="1.377cm" svg:x="0.365cm" svg:y="10.418cm">
          <text:p text:style-name="P1"><text:span text:style-name="T5">xgettext(1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23" draw:id="id23" draw:layer="layout" svg:width="3.356cm" svg:height="0.883cm" svg:x="1.13cm" svg:y="12.909cm">
          <text:p text:style-name="P1"><text:span text:style-name="T4">PACKAGE.po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24" draw:id="id24" draw:layer="layout" svg:width="2.646cm" svg:height="0.948cm" svg:x="1.485cm" svg:y="15.02cm">
          <text:p text:style-name="P1"><text:span text:style-name="T1">msgmer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492cm" svg:y1="1.93cm" svg:x2="10.478cm" svg:y2="3.055cm" draw:start-shape="id19" draw:start-glue-point="6" draw:end-shape="id20" draw:end-glue-point="4" svg:d="m10492 1930v562h-14v563">
          <text:p/>
        </draw:connector>
        <draw:connector draw:style-name="gr5" draw:text-style-name="P1" draw:layer="layout" svg:x1="10.478cm" svg:y1="4.556cm" svg:x2="10.506cm" svg:y2="5.68cm" draw:start-shape="id20" draw:start-glue-point="6" draw:end-shape="id21" draw:end-glue-point="4" svg:d="m10478 4556v562h28v562">
          <text:p/>
        </draw:connector>
        <draw:connector draw:style-name="gr5" draw:text-style-name="P1" draw:layer="layout" svg:x1="1.488cm" svg:y1="11.795cm" svg:x2="2.808cm" svg:y2="12.909cm" draw:start-shape="id22" draw:end-shape="id23" svg:d="m1488 11795v557h1320v557">
          <text:p/>
        </draw:connector>
        <draw:connector draw:style-name="gr5" draw:text-style-name="P1" draw:layer="layout" svg:x1="2.808cm" svg:y1="13.74cm" svg:x2="2.808cm" svg:y2="15.02cm" draw:start-shape="id23" draw:start-glue-point="6" draw:end-shape="id24" draw:end-glue-point="0" svg:d="m2808 13740v1280">
          <text:p/>
        </draw:connector>
        <draw:custom-shape draw:style-name="gr4" draw:text-style-name="P2" xml:id="id26" draw:id="id26" draw:layer="layout" svg:width="3.926cm" svg:height="1.27cm" svg:x="0.845cm" svg:y="19.308cm">
          <text:p text:style-name="P1"><text:span text:style-name="T1">PO editor/ </text:span></text:p>
          <text:p text:style-name="P1"><text:span text:style-name="T1">PO Compendi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25" draw:id="id25" draw:layer="layout" svg:width="3.356cm" svg:height="0.883cm" svg:x="1.13cm" svg:y="17.197cm">
          <text:p text:style-name="P1"><text:span text:style-name="T4">LANG.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2.808cm" svg:y1="15.968cm" svg:x2="2.808cm" svg:y2="17.197cm" draw:start-shape="id24" draw:end-shape="id25" draw:end-glue-point="0" svg:d="m2808 15968v1229">
          <text:p/>
        </draw:connector>
        <draw:custom-shape draw:style-name="gr4" draw:text-style-name="P4" xml:id="id27" draw:id="id27" draw:layer="layout" svg:width="3.356cm" svg:height="0.883cm" svg:x="1.13cm" svg:y="21.807cm">
          <text:p text:style-name="P1"><text:span text:style-name="T4">New LANG.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2.808cm" svg:y1="18.028cm" svg:x2="2.808cm" svg:y2="19.308cm" draw:start-shape="id25" draw:start-glue-point="6" draw:end-shape="id26" draw:end-glue-point="0" svg:d="m2808 18028v1280">
          <text:p/>
        </draw:connector>
        <draw:connector draw:style-name="gr5" draw:text-style-name="P1" draw:layer="layout" svg:x1="2.808cm" svg:y1="20.578cm" svg:x2="2.808cm" svg:y2="21.807cm" draw:start-shape="id26" draw:start-glue-point="6" draw:end-shape="id27" draw:end-glue-point="4" svg:d="m2808 20578v1229">
          <text:p/>
        </draw:connector>
        <draw:custom-shape draw:style-name="gr4" draw:text-style-name="P2" xml:id="id28" draw:id="id28" draw:layer="layout" svg:width="2.646cm" svg:height="0.948cm" svg:x="1.485cm" svg:y="23.973cm">
          <text:p text:style-name="P1"><text:span text:style-name="T1">msgfm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2.808cm" svg:y1="22.638cm" svg:x2="2.808cm" svg:y2="23.973cm" draw:start-shape="id27" draw:start-glue-point="6" draw:end-shape="id28" svg:d="m2808 22638v1335">
          <text:p/>
        </draw:connector>
        <draw:connector draw:style-name="gr5" draw:text-style-name="P1" draw:layer="layout" svg:x1="1.13cm" svg:y1="22.249cm" svg:x2="1.485cm" svg:y2="15.494cm" draw:start-shape="id27" draw:start-glue-point="5" draw:end-shape="id24" svg:d="m1130 22249h-513v-6755h868">
          <text:p/>
        </draw:connector>
        <draw:custom-shape draw:style-name="gr4" draw:text-style-name="P4" xml:id="id29" draw:id="id29" draw:layer="layout" svg:width="3.356cm" svg:height="0.883cm" svg:x="1.13cm" svg:y="26.106cm">
          <text:p text:style-name="P1"><text:span text:style-name="T4">LANG.gm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2.808cm" svg:y1="24.921cm" svg:x2="2.808cm" svg:y2="26.106cm" draw:start-shape="id28" draw:start-glue-point="6" draw:end-shape="id29" draw:end-glue-point="0" svg:d="m2808 24921v1185">
          <text:p/>
        </draw:connector>
        <draw:custom-shape draw:style-name="gr4" draw:text-style-name="P2" xml:id="id21" draw:id="id21" draw:layer="layout" svg:width="4.064cm" svg:height="0.948cm" svg:x="8.474cm" svg:y="5.68cm">
          <text:p text:style-name="P1"><text:span text:style-name="T1">gettextize --for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31" draw:id="id31" draw:layer="layout" svg:width="3.937cm" svg:height="1.137cm" svg:x="15.351cm" svg:y="8.156cm">
          <text:p text:style-name="P1"><text:span text:style-name="T4">po/POTFILES.i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xml:id="id34" draw:id="id34" draw:layer="layout" svg:width="3.937cm" svg:height="1.137cm" svg:x="3.413cm" svg:y="10.398cm">
          <text:p text:style-name="P1"><text:span text:style-name="T4">contrib/po/xpc.po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35" draw:id="id35" draw:layer="layout" svg:width="2.646cm" svg:height="0.948cm" svg:x="9.149cm" svg:y="10.271cm">
          <text:p text:style-name="P1"><text:span text:style-name="T1">msgin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2.557cm" svg:y1="8.565cm" svg:x2="15.351cm" svg:y2="8.725cm" draw:start-shape="id30" draw:start-glue-point="7" draw:end-shape="id31" draw:end-glue-point="5" svg:d="m12557 8565h1397v160h1397">
          <text:p/>
        </draw:connector>
        <draw:custom-shape draw:style-name="gr4" draw:text-style-name="P2" xml:id="id32" draw:id="id32" draw:layer="layout" svg:width="4.953cm" svg:height="0.948cm" svg:x="14.589cm" svg:y="3.54cm">
          <text:p text:style-name="P1"><text:span text:style-name="T1">./bootstrap --super-clea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7.066cm" svg:y1="3.54cm" svg:x2="11.488cm" svg:y2="1.49cm" draw:start-shape="id32" draw:start-glue-point="4" draw:end-shape="id19" draw:end-glue-point="7" svg:d="m17066 3540v-2050h-5578">
          <text:p/>
        </draw:connector>
        <draw:custom-shape draw:style-name="gr4" draw:text-style-name="P4" xml:id="id33" draw:id="id33" draw:layer="layout" svg:width="3.937cm" svg:height="1.518cm" svg:x="15.224cm" svg:y="5.445cm">
          <text:p text:style-name="P1"><text:span text:style-name="T4">po/POTFILES.in</text:span></text:p>
          <text:p text:style-name="P1"><text:span text:style-name="T4">etc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12.538cm" svg:y1="6.154cm" svg:x2="15.224cm" svg:y2="6.204cm" draw:start-shape="id21" draw:start-glue-point="7" draw:end-shape="id33" draw:end-glue-point="5" svg:d="m12538 6154h1343v50h1343">
          <text:p/>
        </draw:connector>
        <draw:custom-shape draw:style-name="gr4" draw:text-style-name="P2" xml:id="id30" draw:id="id30" draw:layer="layout" svg:width="4.064cm" svg:height="0.948cm" svg:x="8.493cm" svg:y="8.091cm">
          <text:p text:style-name="P1"><text:span text:style-name="T1">build_POTFI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506cm" svg:y1="6.628cm" svg:x2="10.525cm" svg:y2="8.091cm" draw:start-shape="id21" draw:start-glue-point="6" draw:end-shape="id30" draw:end-glue-point="0" svg:d="m10506 6628v732h19v731">
          <text:p/>
        </draw:connector>
        <draw:connector draw:style-name="gr5" draw:text-style-name="P1" draw:layer="layout" svg:x1="7.35cm" svg:y1="10.967cm" svg:x2="9.149cm" svg:y2="10.745cm" draw:start-shape="id34" draw:start-glue-point="7" draw:end-shape="id35" draw:end-glue-point="5" svg:d="m7350 10967h900v-222h899">
          <text:p/>
        </draw:connector>
        <draw:custom-shape draw:style-name="gr4" draw:text-style-name="P4" xml:id="id36" draw:id="id36" draw:layer="layout" svg:width="3.356cm" svg:height="0.883cm" svg:x="15.351cm" svg:y="10.398cm">
          <text:p text:style-name="P1"><text:span text:style-name="T4">po/es.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11.795cm" svg:y1="10.745cm" svg:x2="15.351cm" svg:y2="10.84cm" draw:start-shape="id35" draw:start-glue-point="7" draw:end-shape="id36" draw:end-glue-point="5" svg:d="m11795 10745h1779v95h1777">
          <text:p/>
        </draw:connector>
        <draw:connector draw:style-name="gr5" draw:text-style-name="P1" draw:layer="layout" svg:x1="10.525cm" svg:y1="9.039cm" svg:x2="10.472cm" svg:y2="10.271cm" draw:start-shape="id30" draw:start-glue-point="6" draw:end-shape="id35" draw:end-glue-point="4" svg:d="m10525 9039v617h-53v615">
          <text:p/>
        </draw:connector>
        <draw:custom-shape draw:style-name="gr4" draw:text-style-name="P2" xml:id="id38" draw:id="id38" draw:layer="layout" svg:width="2.646cm" svg:height="0.948cm" svg:x="9.149cm" svg:y="12.303cm">
          <text:p text:style-name="P1"><text:span text:style-name="T1">wg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39" draw:id="id39" draw:layer="layout" svg:width="3.937cm" svg:height="1.518cm" svg:x="15.351cm" svg:y="12.049cm">
          <text:p text:style-name="P1"><text:span text:style-name="T4">config.guess</text:span></text:p>
          <text:p text:style-name="P1"><text:span text:style-name="T4">config.sub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xml:id="id37" draw:id="id37" draw:layer="layout" svg:width="1.959cm" svg:height="0.883cm" svg:x="5.318cm" svg:y="12.43cm">
          <text:p text:style-name="P1"><text:span text:style-name="T4">GNU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7.277cm" svg:y1="12.872cm" svg:x2="9.149cm" svg:y2="12.777cm" draw:start-shape="id37" draw:start-glue-point="7" draw:end-shape="id38" svg:d="m7277 12872h936v-95h936">
          <text:p/>
        </draw:connector>
        <draw:connector draw:style-name="gr5" draw:text-style-name="P1" draw:layer="layout" svg:x1="11.795cm" svg:y1="12.777cm" svg:x2="15.351cm" svg:y2="12.808cm" draw:start-shape="id38" draw:start-glue-point="7" draw:end-shape="id39" svg:d="m11795 12777h1778v31h1778">
          <text:p/>
        </draw:connector>
        <draw:connector draw:style-name="gr5" draw:text-style-name="P1" draw:layer="layout" svg:x1="10.472cm" svg:y1="11.219cm" svg:x2="10.472cm" svg:y2="12.303cm" draw:start-shape="id35" draw:start-glue-point="6" draw:end-shape="id38" draw:end-glue-point="4" svg:d="m10472 11219v1084">
          <text:p/>
        </draw:connector>
        <draw:rect draw:style-name="gr3" draw:text-style-name="P3" draw:layer="layout" svg:width="8.845cm" svg:height="0.808cm" svg:x="6.344cm" svg:y="26.046cm">
          <text:p text:style-name="P1"><text:span text:style-name="T2">bootstrap-po</text:span></text:p>
          <text:p><text:span text:style-name="T3"/></text:p>
        </draw:rect>
      </draw:page>
      <draw:page draw:name="page4" draw:style-name="dp1" draw:master-page-name="Default">
        <draw:custom-shape draw:style-name="gr1" draw:text-style-name="P2" xml:id="id40" draw:id="id40" draw:layer="layout" svg:width="1.992cm" svg:height="0.881cm" svg:x="9.496cm" svg:y="1.049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xml:id="id41" draw:id="id41" draw:layer="layout" svg:width="6.731cm" svg:height="1.501cm" svg:x="7.112cm" svg:y="3.055cm">
          <text:p text:style-name="P1"><text:span text:style-name="T1">Options lo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367cm" svg:height="1.248cm" svg:x="2.651cm" svg:y="5.594cm">
          <text:p text:style-name="P1"><text:span text:style-name="T4">_(“marked”)</text:span></text:p>
          <text:p text:style-name="P1"><text:span text:style-name="T4"><text:s/></text:span><text:span text:style-name="T4">C Source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10.492cm" svg:y1="1.93cm" svg:x2="10.478cm" svg:y2="3.055cm" draw:start-shape="id40" draw:start-glue-point="6" draw:end-shape="id41" draw:end-glue-point="4" svg:d="m10492 1930v562h-14v563">
          <text:p/>
        </draw:connector>
        <draw:connector draw:style-name="gr5" draw:text-style-name="P1" draw:layer="layout" svg:x1="10.478cm" svg:y1="4.556cm" svg:x2="10.506cm" svg:y2="5.68cm" draw:start-shape="id41" draw:start-glue-point="6" draw:end-shape="id42" draw:end-glue-point="4" svg:d="m10478 4556v562h28v562">
          <text:p/>
        </draw:connector>
        <draw:custom-shape draw:style-name="gr4" draw:text-style-name="P2" xml:id="id42" draw:id="id42" draw:layer="layout" svg:width="4.064cm" svg:height="0.948cm" svg:x="8.474cm" svg:y="5.68cm">
          <text:p text:style-name="P1"><text:span text:style-name="T1">gettextize --for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43" draw:id="id43" draw:layer="layout" svg:width="4.953cm" svg:height="0.948cm" svg:x="14.589cm" svg:y="3.54cm">
          <text:p text:style-name="P1"><text:span text:style-name="T1">./bootstrap --super-clea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7.066cm" svg:y1="3.54cm" svg:x2="11.488cm" svg:y2="1.49cm" draw:start-shape="id43" draw:start-glue-point="4" draw:end-shape="id40" draw:end-glue-point="7" svg:d="m17066 3540v-2050h-5578">
          <text:p/>
        </draw:connector>
        <draw:custom-shape draw:style-name="gr4" draw:text-style-name="P4" xml:id="id44" draw:id="id44" draw:layer="layout" svg:width="3.937cm" svg:height="1.518cm" svg:x="15.224cm" svg:y="5.445cm">
          <text:p text:style-name="P1"><text:span text:style-name="T4">po/POTFILES.in</text:span></text:p>
          <text:p text:style-name="P1"><text:span text:style-name="T4">etc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12.538cm" svg:y1="6.154cm" svg:x2="15.224cm" svg:y2="6.204cm" draw:start-shape="id42" draw:start-glue-point="7" draw:end-shape="id44" draw:end-glue-point="5" svg:d="m12538 6154h1343v50h1343">
          <text:p/>
        </draw:connector>
        <draw:connector draw:style-name="gr5" draw:text-style-name="P1" draw:layer="layout" svg:x1="10.506cm" svg:y1="6.628cm" svg:x2="10.525cm" svg:y2="8.091cm" draw:start-shape="id42" draw:start-glue-point="6" svg:d="m10506 6628v989h19v474">
          <text:p/>
        </draw:connector>
        <draw:rect draw:style-name="gr3" draw:text-style-name="P3" draw:layer="layout" svg:width="8.845cm" svg:height="0.808cm" svg:x="6.344cm" svg:y="26.046cm">
          <text:p text:style-name="P1"><text:span text:style-name="T2">bootstrap</text:span></text:p>
          <text:p><text:span text:style-name="T3"/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4T13:34:13</meta:creation-date>
    <dc:date>2012-03-14T06:38:08</dc:date>
    <meta:editing-duration>PT3H19M54S</meta:editing-duration>
    <meta:editing-cycles>15</meta:editing-cycles>
    <meta:generator>LibreOffice/3.4$Unix LibreOffice_project/340m1$Build-502</meta:generator>
    <meta:document-statistic meta:object-count="100"/>
  </office:meta>
</office:document-meta>
</file>